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CA - yeast</text:p>
      <text:p text:style-name="Standard"/>
      <text:p text:style-name="Standard">match <text:s/>1 :</text:p>
      <text:p text:style-name="Standard">canonical correlation: <text:s/>0.470022690092501</text:p>
      <text:p text:style-name="Standard">canonical root: <text:s/>0.220921329201791</text:p>
      <text:p text:style-name="Standard">shared variance X: <text:s/>0.088323646983948</text:p>
      <text:p text:style-name="Standard">shared variance Y: <text:s/>0.0805768151817982</text:p>
      <text:p text:style-name="Standard">redundancy index X: <text:s/>0.0195125774916435</text:p>
      <text:p text:style-name="Standard">redundancy index Y: <text:s/>0.0178011371128099</text:p>
      <text:p text:style-name="Standard">"x"</text:p>
      <text:p text:style-name="Standard">"sig_15" -0.0761925931425551</text:p>
      <text:p text:style-name="Standard">"sig_20" -0.0799287619884402</text:p>
      <text:p text:style-name="Standard">"sig_16" -0.0838408622341909</text:p>
      <text:p text:style-name="Standard">"sig_11" -0.0859976731004058</text:p>
      <text:p text:style-name="Standard">"sig_21" -0.0871045806955343</text:p>
      <text:p text:style-name="Standard">"sig_9" -0.0875516946532524</text:p>
      <text:p text:style-name="Standard">"sig_25" -0.0881550867303866</text:p>
      <text:p text:style-name="Standard">"sig_10" -0.0953418908691115</text:p>
      <text:p text:style-name="Standard">"sig_5" -0.102450776354212</text:p>
      <text:p text:style-name="Standard">"sig_27" -0.102513179881011</text:p>
      <text:p text:style-name="Standard">"sig_12" -0.105601362214176</text:p>
      <text:p text:style-name="Standard">"sig_22" -0.108134388646516</text:p>
      <text:p text:style-name="Standard">"sig_17" -0.11302988479958</text:p>
      <text:p text:style-name="Standard">"sig_24" -0.113670977614894</text:p>
      <text:p text:style-name="Standard">"sig_13" -0.115446434734847</text:p>
      <text:p text:style-name="Standard">"sig_14" -0.11663814161401</text:p>
      <text:p text:style-name="Standard">"sig_19" -0.116791535584908</text:p>
      <text:p text:style-name="Standard">"sig_4" -0.117444068155383</text:p>
      <text:p text:style-name="Standard">"sig_3" -0.121614633140934</text:p>
      <text:p text:style-name="Standard">"sig_18" -0.150902589122255</text:p>
      <text:p text:style-name="Standard">"sig_26" -0.154107505685633</text:p>
      <text:p text:style-name="Standard">"sig_29" -0.160112412383945</text:p>
      <text:p text:style-name="Standard">"sig_6" -0.166633821185765</text:p>
      <text:p text:style-name="Standard">"sig_23" -0.171651254527422</text:p>
      <text:p text:style-name="Standard">"sig_7" -0.180601108389249</text:p>
      <text:p text:style-name="Standard">"sig_28" -0.181368036463606</text:p>
      <text:p text:style-name="Standard">"sig_1" -0.185938690059793</text:p>
      <text:p text:style-name="P1">"sig_8" -0.230238762559633</text:p>
      <text:p text:style-name="P1">"sig_2" -0.293168321322409</text:p>
      <text:p text:style-name="Standard">-----</text:p>
      <text:p text:style-name="Standard">"x"</text:p>
      <text:p text:style-name="Standard">"Metabolism.mitochondria" 0.164777886032163</text:p>
      <text:p text:style-name="Standard">"DNA.replication...repair.HR.cohesion" 0.0926136980431504</text:p>
      <text:p text:style-name="Standard">"Cell.polarity.morphogenesis" 0.089707243563057</text:p>
      <text:p text:style-name="Standard">"Protein.folding...glycosylation.cell.wall" 0.0895969881319256</text:p>
      <text:p text:style-name="Standard">"Golgi.endosome.vacuole.sorting" 0.0772890862223354</text:p>
      <text:p text:style-name="Standard">"Signaling.stress.response" 0.0718507243617029</text:p>
      <text:p text:style-name="Standard">"Chrom..seg..kinetoch..spindle.microtub." 0.0595803283490381</text:p>
      <text:p text:style-name="Standard">"ER.Golgi.traffic" 0.048764961230086</text:p>
      <text:p text:style-name="Standard">"Nuclear.cytoplasmic.transport" 0.0477914930573356</text:p>
      <text:p text:style-name="Standard">"Ribosome.translation" 0.0455492007447454</text:p>
      <text:p text:style-name="Standard">"Cell.cycle.progression.meiosis" 0.0420306483639807</text:p>
      <text:p text:style-name="Standard"><text:soft-page-break/>"Protein.degredation.proteosome" -0.113856057469833</text:p>
      <text:p text:style-name="P1">"RNA.processing" -0.28057221530592</text:p>
      <text:p text:style-name="P1">"Chromatin.transcription" -0.287295305957588</text:p>
      <text:p text:style-name="P1"/>
      <text:p text:style-name="Standard">RNA processing and Chromatin transcription is correlated with G8 and G2. Metabolism.mitochindria is inversely correlated with the graphlets, and especially with G2 and G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van Marinescu</meta:initial-creator>
    <meta:creation-date>2014-04-23T19:36:41</meta:creation-date>
    <dc:date>2014-04-23T21:17:55</dc:date>
    <dc:creator>Razvan Marinescu</dc:creator>
    <meta:editing-duration>PT1H39M1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55" meta:word-count="141" meta:character-count="1936" meta:non-whitespace-character-count="1791"/>
  </office:meta>
</office:document-meta>
</file>